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Gr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*D</text:p>
          </table:table-cell>
          <table:table-cell table:formula="of:=[.B2]*[.B3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*H</text:p>
          </table:table-cell>
          <table:table-cell table:formula="of:=[.B2]*[.B4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*D</text:p>
          </table:table-cell>
          <table:table-cell table:formula="of:=[.B3]*[.B4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ace A</text:p>
          </table:table-cell>
          <table:table-cell table:formula="of:=2*SUM([.B6:.B8])"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tanton</meta:initial-creator>
    <meta:creation-date>2014-12-04T11:50:24.661000000</meta:creation-date>
    <dc:date>2014-12-04T11:54:58.864000000</dc:date>
    <dc:creator>Andrew Stanton</dc:creator>
    <meta:editing-duration>PT4M37S</meta:editing-duration>
    <meta:editing-cycles>1</meta:editing-cycles>
    <meta:document-statistic meta:table-count="1" meta:cell-count="27" meta:object-count="0"/>
    <meta:generator>LibreOffice/4.3.4.1$Windows_x86 LibreOffice_project/bc356b2f991740509f321d70e4512a6a54c5f243</meta:generator>
  </office:meta>
</office:document-meta>
</file>